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9a1c" officeooo:paragraph-rsid="00009a1c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09a1c" officeooo:paragraph-rsid="00009a1c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009a1c" officeooo:paragraph-rsid="00009a1c" style:font-weight-asian="normal" style:font-weight-complex="normal"/>
    </style:style>
    <style:style style:name="P4" style:family="paragraph" style:parent-style-name="Standard">
      <style:text-properties officeooo:paragraph-rsid="00009a1c"/>
    </style:style>
    <style:style style:name="T1" style:family="text">
      <style:text-properties officeooo:rsid="00009a1c"/>
    </style:style>
    <style:style style:name="T2" style:family="text">
      <style:text-properties style:text-underline-style="none"/>
    </style:style>
    <style:style style:name="T3" style:family="text">
      <style:text-properties style:text-underline-style="solid" style:text-underline-width="auto" style:text-underline-color="font-color" fo:font-weight="bold" officeooo:rsid="00009a1c" style:font-weight-asian="bold" style:font-weight-complex="bold"/>
    </style:style>
    <style:style style:name="T4" style:family="text">
      <style:text-properties officeooo:rsid="0000d9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">Pflichtfelder</text:span></text:p>
      <text:p text:style-name="Standard">-<text:span text:style-name="T1">Name</text:span></text:p>
      <text:p text:style-name="P4">-<text:span text:style-name="T1">Status (Standard offen)</text:span></text:p>
      <text:p text:style-name="Standard">-<text:span text:style-name="T1">Akzeptiert/Nicht Akzeptiert</text:span></text:p>
      <text:p text:style-name="Standard"/>
      <text:p text:style-name="P2">Optional/Automatisch</text:p>
      <text:p text:style-name="P3">-Text(Markdown)</text:p>
      <text:p text:style-name="P3">- Priorität</text:p>
      <text:p text:style-name="Standard">-<text:span text:style-name="T1">Erstellungsdatum</text:span></text:p>
      <text:p text:style-name="Standard">-<text:span text:style-name="T1">Zuweisungsdatum(letzte Zuweisung)</text:span></text:p>
      <text:p text:style-name="Standard">-<text:span text:style-name="T1">(allgemeine) Gruppe</text:span></text:p>
      <text:p text:style-name="Standard">-<text:span text:style-name="T1">zugewiesener Nutzer</text:span></text:p>
      <text:p text:style-name="Standard">-<text:span text:style-name="T1">Ersteller</text:span></text:p>
      <text:p text:style-name="Standard">-<text:span text:style-name="T1">Frist</text:span></text:p>
      <text:p text:style-name="Standard">-<text:span text:style-name="T4">Kommentare</text:span></text:p>
      <text:p text:style-name="Standard"/>
      <text:p text:style-name="P1">Milestones(Tickets gruppieren)</text:p>
      <text:p text:style-name="P1">Wiederkehrende Aufgaben(aktivierbar/deaktivierbar) → bei Aktivierung neues Fenster um die Intervalle einzustellen<text:span text:style-name="T4">(US 999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18-11-22T11:11:04.210000000</dc:date>
    <meta:editing-duration>PT8M7S</meta:editing-duration>
    <meta:editing-cycles>1</meta:editing-cycles>
    <meta:document-statistic meta:table-count="0" meta:image-count="0" meta:object-count="0" meta:page-count="1" meta:paragraph-count="16" meta:word-count="35" meta:character-count="385" meta:non-whitespace-character-count="366"/>
  </office:meta>
</office:document-meta>
</file>